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318cm" fo:margin-bottom="0.318cm" style:contextual-spacing="false" fo:orphans="2" fo:widows="2" fo:text-indent="0cm" style:auto-text-indent="false"/>
      <style:text-properties fo:font-variant="normal" fo:text-transform="none" fo:color="#2d3b45" loext:opacity="100%" style:font-name="Lato Extended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á,</text:p>
      <text:p text:style-name="P1">A inteligência artificial tem sido talvez a principal responsável pelas grandes evoluções dos jogos digitais de hoje. Ela atua nos personagens autônomos do jogo, no posicionamento das câmeras, na geração de fases e de ambientes, entre diversos outros lugares. Vamos assistir a videoaula para entender melhor como isso acontece.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3T12:36:59.839687627</meta:creation-date>
    <dc:date>2022-09-03T12:37:44.476839199</dc:date>
    <meta:editing-duration>PT45S</meta:editing-duration>
    <meta:editing-cycles>1</meta:editing-cycles>
    <meta:document-statistic meta:table-count="0" meta:image-count="0" meta:object-count="0" meta:page-count="1" meta:paragraph-count="3" meta:word-count="50" meta:character-count="332" meta:non-whitespace-character-count="283"/>
    <meta:generator>LibreOffice/7.3.5.2$Linux_X86_64 LibreOffice_project/30$Build-2</meta:generator>
  </office:meta>
</office:document-meta>
</file>